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30000001A4D053581F.png" manifest:media-type=""/>
  <manifest:file-entry manifest:full-path="Pictures/10000000000002280000017035B2F772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013cm"/>
    </style:style>
    <style:style style:name="gr3" style:family="graphic" style:parent-style-name="standard">
      <style:graphic-properties draw:stroke="none" draw:fill="none" fo:min-height="3.762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80%"/>
      <style:text-properties fo:font-family="'The Serif Black-'" style:font-family-generic="roman" style:font-pitch="variable" fo:font-size="48pt" style:font-size-asian="48pt" style:font-size-complex="48pt"/>
    </style:style>
    <style:style style:name="P3" style:family="paragraph">
      <style:paragraph-properties fo:text-align="end"/>
      <style:text-properties fo:color="#001323" fo:font-family="Frutiger" style:font-family-generic="swiss" style:font-pitch="variable" fo:font-size="24pt" style:font-size-asian="24pt" style:font-size-complex="24pt"/>
    </style:style>
    <style:style style:name="T1" style:family="text">
      <style:text-properties fo:color="#84a40b" fo:font-family="'The Serif Black-'" style:font-family-generic="roman" style:font-pitch="variable" fo:font-size="48pt" style:font-size-asian="48pt" style:font-size-complex="48pt"/>
    </style:style>
    <style:style style:name="T2" style:family="text">
      <style:text-properties fo:color="#4d2177" fo:font-family="'The Serif Black-'" style:font-family-generic="roman" style:font-pitch="variable" fo:font-size="48pt" style:font-size-asian="48pt" style:font-size-complex="48pt"/>
    </style:style>
    <style:style style:name="T3" style:family="text">
      <style:text-properties fo:color="#001323" fo:font-family="Frutiger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79cm" svg:height="4.053cm" svg:x="1.087cm" svg:y="24.562cm">
          <draw:image xlink:href="Pictures/10000000000002280000017035B2F772.jpg" xlink:type="simple" xlink:show="embed" xlink:actuate="onLoad">
            <text:p/>
          </draw:image>
        </draw:frame>
        <draw:frame draw:style-name="gr2" draw:text-style-name="P2" draw:layer="layout" svg:width="19cm" svg:height="5.478cm" draw:transform="rotate (0.10471975511966) translate (0.78cm 2.437cm)">
          <draw:text-box>
            <text:p text:style-name="P2"><text:span text:style-name="T1">COOMBE FARM CAMP SITE </text:span><text:span text:style-name="T2">&amp; CHRIS COXON TRAINING CENTRE</text:span></text:p>
          </draw:text-box>
        </draw:frame>
        <draw:frame draw:style-name="gr3" draw:text-style-name="P3" draw:layer="layout" svg:width="18.6cm" svg:height="5.915cm" svg:x="1.6cm" svg:y="23cm">
          <draw:text-box>
            <text:p text:style-name="P3"><text:span text:style-name="T3">Oaks Lane</text:span></text:p>
            <text:p text:style-name="P3"><text:span text:style-name="T3">Croydon</text:span></text:p>
            <text:p text:style-name="P3"><text:span text:style-name="T3">Surrey</text:span></text:p>
            <text:p text:style-name="P3"><text:span text:style-name="T3">CR0 5HL</text:span></text:p>
            <text:p text:style-name="P3"><text:span text:style-name="T3">OS Map 176/177</text:span></text:p>
            <text:p text:style-name="P3"><text:span text:style-name="T3">Grid ref: 343 645</text:span></text:p>
          </draw:text-box>
        </draw:frame>
        <draw:frame draw:style-name="gr1" draw:text-style-name="P1" draw:layer="layout" svg:width="18.801cm" svg:height="14.1cm" svg:x="1.1cm" svg:y="8.2cm">
          <draw:image xlink:href="Pictures/1000000000000230000001A4D053581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Frutiger" style:font-style-name="Regular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Price</meta:initial-creator>
    <meta:creation-date>2013-06-18T13:03:04</meta:creation-date>
    <dc:date>2013-06-18T15:50:32</dc:date>
    <dc:creator>Jonathan Price</dc:creator>
    <meta:editing-duration>PT35M29S</meta:editing-duration>
    <meta:editing-cycles>2</meta:editing-cycles>
    <meta:generator>LibreOffice/4.0.2.2$Linux_X86_64 LibreOffice_project/400m0$Build-2</meta:generator>
    <meta:document-statistic meta:object-count="4"/>
  </office:meta>
</office:document-meta>
</file>